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3" table:default-cell-style-name="Default"/>
        <table:table-column table:style-name="co3" table:default-cell-style-name="ce14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2T11:53:40.384279949</dc:date>
    <meta:editing-duration>P4DT2H1M36S</meta:editing-duration>
    <meta:editing-cycles>665</meta:editing-cycles>
    <meta:document-statistic meta:table-count="10" meta:cell-count="1740" meta:object-count="0"/>
  </office:meta>
</office:document-meta>
</file>